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1"/>
    <style:style style:name="ce2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1.Buchstabe</text:p>
          </table:table-cell>
          <table:table-cell table:style-name="Default" office:value-type="string" calcext:value-type="string">
            <text:p>2.Buchstabe</text:p>
          </table:table-cell>
          <table:table-cell office:value-type="string" calcext:value-type="string">
            <text:p>Variablenname</text:p>
          </table:table-cell>
          <table:table-cell/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formula="of:=[.B3]-65+(([.C3]-65+1)*26)" office:value-type="float" office:value="668" calcext:value-type="float">
            <text:p>668</text:p>
          </table:table-cell>
          <table:table-cell table:style-name="ce2"/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formula="of:=[.B4]-65+(([.C4]-65+1)*26)"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[.B5]-65+(([.C5]-65+1)*26)"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string" calcext:value-type="string">
            <text:p>UZ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[.B6]-65+(([.C6]-65+1)*26)"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VZ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formula="of:=[.B7]-65+(([.C7]-65+1)*26)"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string" calcext:value-type="string">
            <text:p>WZ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[.B8]-65+(([.C8]-65+1)*26)"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[.B9]-65+(([.C9]-65+1)*26)"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[.B10]-65+(([.C10]-65+1)*26)"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[.B11]-65+(([.C11]-65+1)*26)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[.B12]-65+(([.C12]-65+1)*26)"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SX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formula="of:=[.B13]-65+(([.C13]-65+1)*26)" office:value-type="float" office:value="642" calcext:value-type="float">
            <text:p>642</text:p>
          </table:table-cell>
          <table:table-cell/>
        </table:table-row>
        <table:table-row table:style-name="ro1">
          <table:table-cell table:number-columns-repeated="3"/>
          <table:table-cell table:formula="of:=[.B14]-65+(([.C14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15]-65+(([.C15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16]-65+(([.C16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17]-65+(([.C17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18]-65+(([.C18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19]-65+(([.C19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0]-65+(([.C20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1]-65+(([.C21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2]-65+(([.C22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3]-65+(([.C23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4]-65+(([.C24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5]-65+(([.C25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6]-65+(([.C26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7]-65+(([.C27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8]-65+(([.C28]-65+1)*26)" office:value-type="float" office:value="-1729" calcext:value-type="float">
            <text:p>-1729</text:p>
          </table:table-cell>
          <table:table-cell/>
        </table:table-row>
        <table:table-row table:style-name="ro1">
          <table:table-cell table:number-columns-repeated="3"/>
          <table:table-cell table:formula="of:=[.B29]-65+(([.C29]-65+1)*26)" office:value-type="float" office:value="-1729" calcext:value-type="float">
            <text:p>-17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07">
      <number:seconds/>
      <number:day/>
      <number:year number:style="long"/>
      <number:text>IN</number:text>
      <number:era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3-29T14:13:18.269634076</meta:creation-date>
    <dc:date>2021-03-29T20:53:39.354190234</dc:date>
    <meta:editing-duration>PT4H27M1S</meta:editing-duration>
    <meta:editing-cycles>1</meta:editing-cycles>
    <meta:document-statistic meta:table-count="1" meta:cell-count="63" meta:object-count="0"/>
    <meta:generator>LibreOffice/6.4.4.2$MacOSX_X86_64 LibreOffice_project/3d775be2011f3886db32dfd395a6a6d1ca2630ff</meta:generator>
  </office:meta>
</office:document-meta>
</file>